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126.74pt"/>
    </style:style>
    <style:style style:name="co3" style:family="table-column">
      <style:table-column-properties fo:break-before="auto" style:column-width="173.99pt"/>
    </style:style>
    <style:style style:name="co4" style:family="table-column">
      <style:table-column-properties fo:break-before="auto" style:column-width="144.74pt"/>
    </style:style>
    <style:style style:name="co5" style:family="table-column">
      <style:table-column-properties fo:break-before="auto" style:column-width="138.76pt"/>
    </style:style>
    <style:style style:name="co6" style:family="table-column">
      <style:table-column-properties fo:break-before="auto" style:column-width="204.75pt"/>
    </style:style>
    <style:style style:name="co7" style:family="table-column">
      <style:table-column-properties fo:break-before="auto" style:column-width="177pt"/>
    </style:style>
    <style:style style:name="co8" style:family="table-column">
      <style:table-column-properties fo:break-before="auto" style:column-width="176.26pt"/>
    </style:style>
    <style:style style:name="co9" style:family="table-column">
      <style:table-column-properties fo:break-before="auto" style:column-width="238.51pt"/>
    </style:style>
    <style:style style:name="co10" style:family="table-column">
      <style:table-column-properties fo:break-before="auto" style:column-width="211.49pt"/>
    </style:style>
    <style:style style:name="co11" style:family="table-column">
      <style:table-column-properties fo:break-before="auto" style:column-width="220.51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340.5pt"/>
    </style:style>
    <style:style style:name="co1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" table:number-columns-repeated="11" table:default-cell-style-name="Default"/>
        <table:table-column table:style-name="co14" table:number-columns-repeated="995" table:default-cell-style-name="Default"/>
        <table:table-row table:style-name="ro1">
          <table:table-cell office:value-type="string" calcext:value-type="string">
            <text:p>Timestamp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1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04.187" calcext:value-type="date">
            <text:p>6/13/2018 10:53:04</text:p>
          </table:table-cell>
          <table:table-cell table:style-name="ce3" office:value-type="string" calcext:value-type="string">
            <text:p>Edmilson Roque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4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17.705" calcext:value-type="date">
            <text:p>6/13/2018 10:53:18</text:p>
          </table:table-cell>
          <table:table-cell table:style-name="ce3" office:value-type="string" calcext:value-type="string">
            <text:p>Rafael Ferreira Pereira </text:p>
          </table:table-cell>
          <table:table-cell table:number-columns-repeated="5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18.752" calcext:value-type="date">
            <text:p>6/13/2018 10:53:19</text:p>
          </table:table-cell>
          <table:table-cell table:style-name="ce3" office:value-type="string" calcext:value-type="string">
            <text:p>Daniel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5" table:style-name="ce4" office:value-type="float" office:value="5" calcext:value-type="float">
            <text:p>5.00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37.597" calcext:value-type="date">
            <text:p>6/13/2018 10:53:38</text:p>
          </table:table-cell>
          <table:table-cell table:style-name="ce3" office:value-type="string" calcext:value-type="string">
            <text:p>Ana Claudia 1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41.512" calcext:value-type="date">
            <text:p>6/13/2018 10:53:42</text:p>
          </table:table-cell>
          <table:table-cell table:style-name="ce3" office:value-type="string" calcext:value-type="string">
            <text:p>Felipe <text:s/>(1)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4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3:50.682" calcext:value-type="date">
            <text:p>6/13/2018 10:53:51</text:p>
          </table:table-cell>
          <table:table-cell table:style-name="ce3" office:value-type="string" calcext:value-type="string">
            <text:p>Michael 1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0:57:09.582" calcext:value-type="date">
            <text:p>6/13/2018 10:57:10</text:p>
          </table:table-cell>
          <table:table-cell table:style-name="ce3" office:value-type="string" calcext:value-type="string">
            <text:p>Luca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3"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32:11.102" calcext:value-type="date">
            <text:p>6/13/2018 11:32:11</text:p>
          </table:table-cell>
          <table:table-cell table:style-name="ce3" office:value-type="string" calcext:value-type="string">
            <text:p>Luca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35:26.484" calcext:value-type="date">
            <text:p>6/13/2018 11:35:26</text:p>
          </table:table-cell>
          <table:table-cell table:style-name="ce3" office:value-type="string" calcext:value-type="string">
            <text:p>Edmilson Roque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6" table:style-name="ce4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42:04.017" calcext:value-type="date">
            <text:p>6/13/2018 11:42:04</text:p>
          </table:table-cell>
          <table:table-cell table:style-name="ce3" office:value-type="string" calcext:value-type="string">
            <text:p>Ana Claudia 2</text:p>
          </table:table-cell>
          <table:table-cell table:number-columns-repeated="7"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42:08.911" calcext:value-type="date">
            <text:p>6/13/2018 11:42:09</text:p>
          </table:table-cell>
          <table:table-cell table:style-name="ce3" office:value-type="string" calcext:value-type="string">
            <text:p>Michael 2</text:p>
          </table:table-cell>
          <table:table-cell table:number-columns-repeated="7"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42:30.739" calcext:value-type="date">
            <text:p>6/13/2018 11:42:31</text:p>
          </table:table-cell>
          <table:table-cell table:style-name="ce3" office:value-type="string" calcext:value-type="string">
            <text:p>Rafael</text:p>
          </table:table-cell>
          <table:table-cell table:number-columns-repeated="4" table:style-name="ce4" office:value-type="float" office:value="4" calcext:value-type="float">
            <text:p>4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3" calcext:value-type="float">
            <text:p>3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42:34.394" calcext:value-type="date">
            <text:p>6/13/2018 11:42:34</text:p>
          </table:table-cell>
          <table:table-cell table:style-name="ce3" office:value-type="string" calcext:value-type="string">
            <text:p>Daniel</text:p>
          </table:table-cell>
          <table:table-cell table:number-columns-repeated="5" table:style-name="ce4" office:value-type="float" office:value="5" calcext:value-type="float">
            <text:p>5.00</text:p>
          </table:table-cell>
          <table:table-cell table:number-columns-repeated="2" table:style-name="ce4" office:value-type="float" office:value="4" calcext:value-type="float">
            <text:p>4.00</text:p>
          </table:table-cell>
          <table:table-cell table:number-columns-repeated="4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8-06-13T11:42:44.48" calcext:value-type="date">
            <text:p>6/13/2018 11:42:44</text:p>
          </table:table-cell>
          <table:table-cell table:style-name="ce3" office:value-type="string" calcext:value-type="string">
            <text:p>Felipe (2)</text:p>
          </table:table-cell>
          <table:table-cell table:number-columns-repeated="3"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4" calcext:value-type="float">
            <text:p>4.00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3" calcext:value-type="float">
            <text:p>3.00</text:p>
          </table:table-cell>
          <table:table-cell table:style-name="ce4" office:value-type="float" office:value="4" calcext:value-type="float">
            <text:p>4.00</text:p>
          </table:table-cell>
          <table:table-cell table:number-columns-repeated="2" table:style-name="ce4" office:value-type="float" office:value="5" calcext:value-type="float">
            <text:p>5.0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rupo 5</text:p>
          </table:table-cell>
          <table:table-cell table:style-name="ce2"/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Média</text:p>
          </table:table-cell>
          <table:table-cell table:style-name="ce5" table:formula="of:=AVERAGE([.C6:.C12])" office:value-type="float" office:value="4.42857142857143" calcext:value-type="float">
            <text:p>4.43</text:p>
          </table:table-cell>
          <table:table-cell table:style-name="ce5" table:formula="of:=AVERAGE([.D6:.D12])" office:value-type="float" office:value="4.57142857142857" calcext:value-type="float">
            <text:p>4.57</text:p>
          </table:table-cell>
          <table:table-cell table:style-name="ce5" table:formula="of:=AVERAGE([.E6:.E12])" office:value-type="float" office:value="4.14285714285714" calcext:value-type="float">
            <text:p>4.14</text:p>
          </table:table-cell>
          <table:table-cell table:style-name="ce5" table:formula="of:=AVERAGE([.F6:.F12])" office:value-type="float" office:value="4.14285714285714" calcext:value-type="float">
            <text:p>4.14</text:p>
          </table:table-cell>
          <table:table-cell table:style-name="ce5" table:formula="of:=AVERAGE([.G6:.G12])" office:value-type="float" office:value="4.28571428571429" calcext:value-type="float">
            <text:p>4.29</text:p>
          </table:table-cell>
          <table:table-cell table:style-name="ce5" table:formula="of:=AVERAGE([.H6:.H12])" office:value-type="float" office:value="4.28571428571429" calcext:value-type="float">
            <text:p>4.29</text:p>
          </table:table-cell>
          <table:table-cell table:style-name="ce5" table:formula="of:=AVERAGE([.I6:.I12])" office:value-type="float" office:value="4.42857142857143" calcext:value-type="float">
            <text:p>4.43</text:p>
          </table:table-cell>
          <table:table-cell table:style-name="ce5" table:formula="of:=AVERAGE([.J6:.J12])" office:value-type="float" office:value="3.14285714285714" calcext:value-type="float">
            <text:p>3.14</text:p>
          </table:table-cell>
          <table:table-cell table:style-name="ce5" table:formula="of:=AVERAGE([.K6:.K12])" office:value-type="float" office:value="4.42857142857143" calcext:value-type="float">
            <text:p>4.43</text:p>
          </table:table-cell>
          <table:table-cell table:style-name="ce5" table:formula="of:=AVERAGE([.L6:.L12])" office:value-type="float" office:value="4.85714285714286" calcext:value-type="float">
            <text:p>4.86</text:p>
          </table:table-cell>
          <table:table-cell table:style-name="ce5" table:formula="of:=AVERAGE([.M6:.M12])" office:value-type="float" office:value="4.71428571428571" calcext:value-type="float">
            <text:p>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Pesos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3" table:style-name="ce5" office:value-type="float" office:value="1" calcext:value-type="float">
            <text:p>1.00</text:p>
          </table:table-cell>
          <table:table-cell table:style-name="ce5" office:value-type="float" office:value="1.75" calcext:value-type="float">
            <text:p>1.75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Nota mínima</text:p>
          </table:table-cell>
          <table:table-cell table:number-columns-repeated="11" table:style-name="ce5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Nota máxima</text:p>
          </table:table-cell>
          <table:table-cell table:number-columns-repeated="11" table:style-name="ce5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style-name="ce7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Média Normalizada</text:p>
          </table:table-cell>
          <table:table-cell table:style-name="ce5" table:formula="of:=([.C25]-[.C27])*[.C26]/[.C28]" office:value-type="float" office:value="0.428571428571429" calcext:value-type="float">
            <text:p>0.43</text:p>
          </table:table-cell>
          <table:table-cell table:style-name="ce5" table:formula="of:=([.D25]-[.D27])*[.D26]/[.D28]" office:value-type="float" office:value="0.892857142857143" calcext:value-type="float">
            <text:p>0.89</text:p>
          </table:table-cell>
          <table:table-cell table:style-name="ce5" table:formula="of:=([.E25]-[.E27])*[.E26]/[.E28]" office:value-type="float" office:value="0.785714285714286" calcext:value-type="float">
            <text:p>0.79</text:p>
          </table:table-cell>
          <table:table-cell table:style-name="ce5" table:formula="of:=([.F25]-[.F27])*[.F26]/[.F28]" office:value-type="float" office:value="0.392857142857143" calcext:value-type="float">
            <text:p>0.39</text:p>
          </table:table-cell>
          <table:table-cell table:style-name="ce5" table:formula="of:=([.G25]-[.G27])*[.G26]/[.G28]" office:value-type="float" office:value="0.821428571428571" calcext:value-type="float">
            <text:p>0.82</text:p>
          </table:table-cell>
          <table:table-cell table:style-name="ce5" table:formula="of:=([.H25]-[.H27])*[.H26]/[.H28]" office:value-type="float" office:value="0.821428571428571" calcext:value-type="float">
            <text:p>0.82</text:p>
          </table:table-cell>
          <table:table-cell table:style-name="ce5" table:formula="of:=([.I25]-[.I27])*[.I26]/[.I28]" office:value-type="float" office:value="0.857142857142857" calcext:value-type="float">
            <text:p>0.86</text:p>
          </table:table-cell>
          <table:table-cell table:style-name="ce5" table:formula="of:=([.J25]-[.J27])*[.J26]/[.J28]" office:value-type="float" office:value="0.9375" calcext:value-type="float">
            <text:p>0.94</text:p>
          </table:table-cell>
          <table:table-cell table:style-name="ce5" table:formula="of:=([.K25]-[.K27])*[.K26]/[.K28]" office:value-type="float" office:value="0.214285714285714" calcext:value-type="float">
            <text:p>0.21</text:p>
          </table:table-cell>
          <table:table-cell table:style-name="ce5" table:formula="of:=([.L25]-[.L27])*[.L26]/[.L28]" office:value-type="float" office:value="0.964285714285714" calcext:value-type="float">
            <text:p>0.96</text:p>
          </table:table-cell>
          <table:table-cell table:style-name="ce5" table:formula="of:=([.M25]-[.M27])*[.M26]/[.M28]" office:value-type="float" office:value="0.928571428571429" calcext:value-type="float">
            <text:p>0.93</text:p>
          </table:table-cell>
          <table:table-cell table:style-name="ce8" table:formula="of:=SUM([.C30:.M30])" office:value-type="string" office:string-value="8.04" calcext:value-type="string">
            <text:p>8.04</text:p>
          </table:table-cell>
          <table:table-cell table:number-columns-repeated="1010"/>
        </table:table-row>
        <table:table-row table:style-name="ro1" table:number-rows-repeated="2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Grupo 6</text:p>
          </table:table-cell>
          <table:table-cell/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Média</text:p>
          </table:table-cell>
          <table:table-cell table:style-name="ce5" table:formula="of:=AVERAGE([.C15:.C21])" office:value-type="float" office:value="4.57142857142857" calcext:value-type="float">
            <text:p>4.57</text:p>
          </table:table-cell>
          <table:table-cell table:style-name="ce5" table:formula="of:=AVERAGE([.D15:.D21])" office:value-type="float" office:value="4.42857142857143" calcext:value-type="float">
            <text:p>4.43</text:p>
          </table:table-cell>
          <table:table-cell table:style-name="ce5" table:formula="of:=AVERAGE([.E15:.E21])" office:value-type="float" office:value="4.57142857142857" calcext:value-type="float">
            <text:p>4.57</text:p>
          </table:table-cell>
          <table:table-cell table:style-name="ce5" table:formula="of:=AVERAGE([.F15:.F21])" office:value-type="float" office:value="4.42857142857143" calcext:value-type="float">
            <text:p>4.43</text:p>
          </table:table-cell>
          <table:table-cell table:style-name="ce5" table:formula="of:=AVERAGE([.G15:.G21])" office:value-type="float" office:value="4.42857142857143" calcext:value-type="float">
            <text:p>4.43</text:p>
          </table:table-cell>
          <table:table-cell table:style-name="ce5" table:formula="of:=AVERAGE([.H15:.H21])" office:value-type="float" office:value="4.28571428571429" calcext:value-type="float">
            <text:p>4.29</text:p>
          </table:table-cell>
          <table:table-cell table:style-name="ce5" table:formula="of:=AVERAGE([.I15:.I21])" office:value-type="float" office:value="4.28571428571429" calcext:value-type="float">
            <text:p>4.29</text:p>
          </table:table-cell>
          <table:table-cell table:style-name="ce5" table:formula="of:=AVERAGE([.J15:.J21])" office:value-type="float" office:value="3.85714285714286" calcext:value-type="float">
            <text:p>3.86</text:p>
          </table:table-cell>
          <table:table-cell table:style-name="ce5" table:formula="of:=AVERAGE([.K15:.K21])" office:value-type="float" office:value="4.14285714285714" calcext:value-type="float">
            <text:p>4.14</text:p>
          </table:table-cell>
          <table:table-cell table:style-name="ce5" table:formula="of:=AVERAGE([.L15:.L21])" office:value-type="float" office:value="4.71428571428571" calcext:value-type="float">
            <text:p>4.71</text:p>
          </table:table-cell>
          <table:table-cell table:style-name="ce5" table:formula="of:=AVERAGE([.M15:.M21])" office:value-type="float" office:value="4.42857142857143" calcext:value-type="float">
            <text:p>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Pesos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3" table:style-name="ce5" office:value-type="float" office:value="1" calcext:value-type="float">
            <text:p>1.00</text:p>
          </table:table-cell>
          <table:table-cell table:style-name="ce5" office:value-type="float" office:value="1.75" calcext:value-type="float">
            <text:p>1.75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Nota mínima</text:p>
          </table:table-cell>
          <table:table-cell table:number-columns-repeated="11" table:style-name="ce5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Nota máxima</text:p>
          </table:table-cell>
          <table:table-cell table:number-columns-repeated="11" table:style-name="ce5" office:value-type="float" office:value="4" calcext:value-type="float">
            <text:p>4.00</text:p>
          </table:table-cell>
          <table:table-cell table:number-columns-repeated="101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1.1 Uso de linguagem adequada</text:p>
          </table:table-cell>
          <table:table-cell table:style-name="ce3" office:value-type="string" calcext:value-type="string">
            <text:p>1.2 Precisão na linguagem</text:p>
          </table:table-cell>
          <table:table-cell table:style-name="ce3" office:value-type="string" calcext:value-type="string">
            <text:p>1.3 Clareza na linguagem</text:p>
          </table:table-cell>
          <table:table-cell table:style-name="ce3" office:value-type="string" calcext:value-type="string">
            <text:p>1.4 Adequação à gramática normativa</text:p>
          </table:table-cell>
          <table:table-cell table:style-name="ce3" office:value-type="string" calcext:value-type="string">
            <text:p>2.1 Clareza e fluidez no discurso</text:p>
          </table:table-cell>
          <table:table-cell table:style-name="ce3" office:value-type="string" calcext:value-type="string">
            <text:p>2.2 Indicação de pontos centrais</text:p>
          </table:table-cell>
          <table:table-cell table:style-name="ce3" office:value-type="string" calcext:value-type="string">
            <text:p>2.3 Organização e planejamento do discurso</text:p>
          </table:table-cell>
          <table:table-cell table:style-name="ce3" office:value-type="string" calcext:value-type="string">
            <text:p>2.4 Controle do tempo na apresentação</text:p>
          </table:table-cell>
          <table:table-cell table:style-name="ce3" office:value-type="string" calcext:value-type="string">
            <text:p>2.5 Adequação da linguagem à audiência</text:p>
          </table:table-cell>
          <table:table-cell table:style-name="ce3" office:value-type="string" calcext:value-type="string">
            <text:p>2.6 Veracidade dos dados</text:p>
          </table:table-cell>
          <table:table-cell table:style-name="ce3" office:value-type="string" calcext:value-type="string">
            <text:p>2.7 Exatidão, domínio e segurança na exposição dos conteúdos</text:p>
          </table:table-cell>
          <table:table-cell table:style-name="ce7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Média Normalizada</text:p>
          </table:table-cell>
          <table:table-cell table:style-name="ce5" table:formula="of:=([.C34]-[.C36])*[.C35]/[.C37]" office:value-type="float" office:value="0.446428571428571" calcext:value-type="float">
            <text:p>0.45</text:p>
          </table:table-cell>
          <table:table-cell table:style-name="ce5" table:formula="of:=([.D34]-[.D36])*[.D35]/[.D37]" office:value-type="float" office:value="0.857142857142857" calcext:value-type="float">
            <text:p>0.86</text:p>
          </table:table-cell>
          <table:table-cell table:style-name="ce5" table:formula="of:=([.E34]-[.E36])*[.E35]/[.E37]" office:value-type="float" office:value="0.892857142857143" calcext:value-type="float">
            <text:p>0.89</text:p>
          </table:table-cell>
          <table:table-cell table:style-name="ce5" table:formula="of:=([.F34]-[.F36])*[.F35]/[.F37]" office:value-type="float" office:value="0.428571428571429" calcext:value-type="float">
            <text:p>0.43</text:p>
          </table:table-cell>
          <table:table-cell table:style-name="ce5" table:formula="of:=([.G34]-[.G36])*[.G35]/[.G37]" office:value-type="float" office:value="0.857142857142857" calcext:value-type="float">
            <text:p>0.86</text:p>
          </table:table-cell>
          <table:table-cell table:style-name="ce5" table:formula="of:=([.H34]-[.H36])*[.H35]/[.H37]" office:value-type="float" office:value="0.821428571428571" calcext:value-type="float">
            <text:p>0.82</text:p>
          </table:table-cell>
          <table:table-cell table:style-name="ce5" table:formula="of:=([.I34]-[.I36])*[.I35]/[.I37]" office:value-type="float" office:value="0.821428571428571" calcext:value-type="float">
            <text:p>0.82</text:p>
          </table:table-cell>
          <table:table-cell table:style-name="ce5" table:formula="of:=([.J34]-[.J36])*[.J35]/[.J37]" office:value-type="float" office:value="1.25" calcext:value-type="float">
            <text:p>1.25</text:p>
          </table:table-cell>
          <table:table-cell table:style-name="ce5" table:formula="of:=([.K34]-[.K36])*[.K35]/[.K37]" office:value-type="float" office:value="0.196428571428571" calcext:value-type="float">
            <text:p>0.20</text:p>
          </table:table-cell>
          <table:table-cell table:style-name="ce5" table:formula="of:=([.L34]-[.L36])*[.L35]/[.L37]" office:value-type="float" office:value="0.928571428571429" calcext:value-type="float">
            <text:p>0.93</text:p>
          </table:table-cell>
          <table:table-cell table:style-name="ce5" table:formula="of:=([.M34]-[.M36])*[.M35]/[.M37]" office:value-type="float" office:value="0.857142857142857" calcext:value-type="float">
            <text:p>0.86</text:p>
          </table:table-cell>
          <table:table-cell table:style-name="ce8" table:formula="of:=SUM([.C39:.M39])" office:value-type="string" office:string-value="8.36" calcext:value-type="string">
            <text:p>8.36</text:p>
          </table:table-cell>
          <table:table-cell table:number-columns-repeated="1010"/>
        </table:table-row>
        <table:table-row table:style-name="ro1">
          <table:table-cell>
            <draw:frame table:end-cell-address="'Form Responses 1'.F77" table:end-x="20.95pt" table:end-y="8.22pt" draw:z-index="2" draw:name="Chart 3" draw:style-name="gr1" draw:text-style-name="P1" svg:width="740.21pt" svg:height="586.46pt" svg:x="0.74pt" svg:y="4.51pt">
              <loext:p draw:notify-on-update-of-ranges="'Form Responses 1'.C29:'Form Responses 1'.M29 'Form Responses 1'.C30:'Form Responses 1'.M3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/>
          <table:table-cell table:number-columns-repeated="3"/>
          <table:table-cell>
            <draw:frame table:end-cell-address="'Form Responses 1'.K79" table:end-x="89.21pt" table:end-y="9.72pt" draw:z-index="3" draw:name="Chart 4" draw:style-name="gr1" draw:text-style-name="P1" svg:width="956.21pt" svg:height="620.22pt" svg:x="141pt" svg:y="3.74pt">
              <loext:p draw:notify-on-update-of-ranges="'Form Responses 1'.C5:'Form Responses 1'.M5 'Form Responses 1'.B6:'Form Responses 1'.B6 'Form Responses 1'.C6:'Form Responses 1'.M6 'Form Responses 1'.B7:'Form Responses 1'.B7 'Form Responses 1'.C7:'Form Responses 1'.M7 'Form Responses 1'.B8:'Form Responses 1'.B8 'Form Responses 1'.C8:'Form Responses 1'.M8 'Form Responses 1'.B9:'Form Responses 1'.B9 'Form Responses 1'.C9:'Form Responses 1'.M9 'Form Responses 1'.B10:'Form Responses 1'.B10 'Form Responses 1'.C10:'Form Responses 1'.M10 'Form Responses 1'.B11:'Form Responses 1'.B11 'Form Responses 1'.C11:'Form Responses 1'.M11 'Form Responses 1'.B12:'Form Responses 1'.B12 'Form Responses 1'.C12:'Form Responses 1'.M1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6" table:number-columns-repeated="20"/>
          <table:table-cell table:number-columns-repeated="1002"/>
        </table:table-row>
        <table:table-row table:style-name="ro2" table:number-rows-repeated="39">
          <table:table-cell table:number-columns-repeated="1024"/>
        </table:table-row>
        <table:table-row table:style-name="ro2">
          <table:table-cell>
            <draw:frame table:end-cell-address="'Form Responses 1'.F118" table:end-x="23.95pt" table:end-y="8.96pt" draw:z-index="0" draw:name="Chart 1" draw:style-name="gr1" draw:text-style-name="P1" svg:width="740.21pt" svg:height="586.46pt" svg:x="3.74pt" svg:y="5.24pt">
              <loext:p draw:notify-on-update-of-ranges="'Form Responses 1'.C38:'Form Responses 1'.M38 'Form Responses 1'.C39:'Form Responses 1'.M3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Form Responses 1'.K120" table:end-x="94.45pt" table:end-y="11.23pt" draw:z-index="1" draw:name="Chart 2" draw:style-name="gr1" draw:text-style-name="P1" svg:width="956.21pt" svg:height="620.22pt" svg:x="146.24pt" svg:y="5.24pt">
              <loext:p draw:notify-on-update-of-ranges="'Form Responses 1'.C14:'Form Responses 1'.M14 'Form Responses 1'.B15:'Form Responses 1'.B15 'Form Responses 1'.C15:'Form Responses 1'.M15 'Form Responses 1'.B16:'Form Responses 1'.B16 'Form Responses 1'.C16:'Form Responses 1'.M16 'Form Responses 1'.B17:'Form Responses 1'.B17 'Form Responses 1'.C17:'Form Responses 1'.M17 'Form Responses 1'.B18:'Form Responses 1'.B18 'Form Responses 1'.C18:'Form Responses 1'.M18 'Form Responses 1'.B19:'Form Responses 1'.B19 'Form Responses 1'.C19:'Form Responses 1'.M19 'Form Responses 1'.B20:'Form Responses 1'.B20 'Form Responses 1'.C20:'Form Responses 1'.M20 'Form Responses 1'.B21:'Form Responses 1'.B21 'Form Responses 1'.C21:'Form Responses 1'.M2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9" meta:object-count="4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26.114cm" svg:height="20.69cm" xlink:href=".." xlink:type="simple" chart:class="chart:radar" chart:style-name="ch1">
        <chart:plot-area chart:style-name="ch2" table:cell-range-address="'Form Responses 1'.C38:'Form Responses 1'.M39" chart:data-source-has-labels="row" svg:x="0.522cm" svg:y="0.413cm" svg:width="25.07cm" svg:height="19.864cm">
          <chartooo:coordinate-region svg:x="9.639cm" svg:y="6.251cm" svg:width="8.412cm" svg:height="8.412cm"/>
          <chart:axis chart:dimension="x" chart:name="primary-x" chart:style-name="ch3" chartooo:axis-type="text">
            <chart:categories table:cell-range-address="'Form Responses 1'.C38:'Form Responses 1'.M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rm Responses 1'.C39:'Form Responses 1'.M39" chart:class="chart:rad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 Uso de linguagem adequada</text:p>
                <draw:g>
                  <svg:desc>'Form Responses 1'.C38:'Form Responses 1'.M38</svg:desc>
                </draw:g>
              </table:table-cell>
              <table:table-cell office:value-type="string">
                <text:p>1.2 Precisão na linguagem</text:p>
              </table:table-cell>
              <table:table-cell office:value-type="string">
                <text:p>1.3 Clareza na linguagem</text:p>
              </table:table-cell>
              <table:table-cell office:value-type="string">
                <text:p>1.4 Adequação à gramática normativa</text:p>
              </table:table-cell>
              <table:table-cell office:value-type="string">
                <text:p>2.1 Clareza e fluidez no discurso</text:p>
              </table:table-cell>
              <table:table-cell office:value-type="string">
                <text:p>2.2 Indicação de pontos centrais</text:p>
              </table:table-cell>
              <table:table-cell office:value-type="string">
                <text:p>2.3 Organização e planejamento do discurso</text:p>
              </table:table-cell>
              <table:table-cell office:value-type="string">
                <text:p>2.4 Controle do tempo na apresentação</text:p>
              </table:table-cell>
              <table:table-cell office:value-type="string">
                <text:p>2.5 Adequação da linguagem à audiência</text:p>
              </table:table-cell>
              <table:table-cell office:value-type="string">
                <text:p>2.6 Veracidade dos dados</text:p>
              </table:table-cell>
              <table:table-cell office:value-type="string">
                <text:p>2.7 Exatidão, domínio e segurança na exposição dos conteúdos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446428571428571">
                <text:p>0.446428571428571</text:p>
                <draw:g>
                  <svg:desc>'Form Responses 1'.C39:'Form Responses 1'.M39</svg:desc>
                </draw:g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1.25">
                <text:p>1.25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857142857142857">
                <text:p>0.85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3.734cm" svg:height="21.881cm" xlink:href=".." xlink:type="simple" chart:class="chart:radar" chart:style-name="ch1">
        <chart:legend chart:legend-position="end" svg:x="29.797cm" svg:y="9.147cm" style:legend-expansion="high" chart:style-name="ch2"/>
        <chart:plot-area chart:style-name="ch3" table:cell-range-address="'Form Responses 1'.B14:'Form Responses 1'.M21" chart:data-source-has-labels="both" svg:x="1.044cm" svg:y="3.763cm" svg:width="25.638cm" svg:height="16.994cm">
          <chartooo:coordinate-region svg:x="9.992cm" svg:y="7.701cm" svg:width="9.34cm" svg:height="9.34cm"/>
          <chart:axis chart:dimension="x" chart:name="primary-x" chart:style-name="ch4" chartooo:axis-type="text">
            <chart:categories table:cell-range-address="'Form Responses 1'.C14:'Form Responses 1'.M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rm Responses 1'.C15:'Form Responses 1'.M15" chart:label-cell-address="'Form Responses 1'.B15:'Form Responses 1'.B15" chart:class="chart:radar">
            <chart:data-point chart:repeated="11"/>
          </chart:series>
          <chart:series chart:style-name="ch8" chart:values-cell-range-address="'Form Responses 1'.C16:'Form Responses 1'.M16" chart:label-cell-address="'Form Responses 1'.B16:'Form Responses 1'.B16" chart:class="chart:radar">
            <chart:data-point chart:repeated="11"/>
          </chart:series>
          <chart:series chart:style-name="ch9" chart:values-cell-range-address="'Form Responses 1'.C17:'Form Responses 1'.M17" chart:label-cell-address="'Form Responses 1'.B17:'Form Responses 1'.B17" chart:class="chart:radar">
            <chart:data-point chart:repeated="11"/>
          </chart:series>
          <chart:series chart:style-name="ch10" chart:values-cell-range-address="'Form Responses 1'.C18:'Form Responses 1'.M18" chart:label-cell-address="'Form Responses 1'.B18:'Form Responses 1'.B18" chart:class="chart:radar">
            <chart:data-point chart:repeated="11"/>
          </chart:series>
          <chart:series chart:style-name="ch11" chart:values-cell-range-address="'Form Responses 1'.C19:'Form Responses 1'.M19" chart:label-cell-address="'Form Responses 1'.B19:'Form Responses 1'.B19" chart:class="chart:radar">
            <chart:data-point chart:repeated="11"/>
          </chart:series>
          <chart:series chart:style-name="ch12" chart:values-cell-range-address="'Form Responses 1'.C20:'Form Responses 1'.M20" chart:label-cell-address="'Form Responses 1'.B20:'Form Responses 1'.B20" chart:class="chart:radar">
            <chart:data-point chart:repeated="11"/>
          </chart:series>
          <chart:series chart:style-name="ch13" chart:values-cell-range-address="'Form Responses 1'.C21:'Form Responses 1'.M21" chart:label-cell-address="'Form Responses 1'.B21:'Form Responses 1'.B21" chart:class="chart:rad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 Uso de linguagem adequada</text:p>
                <draw:g>
                  <svg:desc>'Form Responses 1'.C14:'Form Responses 1'.M14</svg:desc>
                </draw:g>
              </table:table-cell>
              <table:table-cell office:value-type="string">
                <text:p>1.2 Precisão na linguagem</text:p>
              </table:table-cell>
              <table:table-cell office:value-type="string">
                <text:p>1.3 Clareza na linguagem</text:p>
              </table:table-cell>
              <table:table-cell office:value-type="string">
                <text:p>1.4 Adequação à gramática normativa</text:p>
              </table:table-cell>
              <table:table-cell office:value-type="string">
                <text:p>2.1 Clareza e fluidez no discurso</text:p>
              </table:table-cell>
              <table:table-cell office:value-type="string">
                <text:p>2.2 Indicação de pontos centrais</text:p>
              </table:table-cell>
              <table:table-cell office:value-type="string">
                <text:p>2.3 Organização e planejamento do discurso</text:p>
              </table:table-cell>
              <table:table-cell office:value-type="string">
                <text:p>2.4 Controle do tempo na apresentação</text:p>
              </table:table-cell>
              <table:table-cell office:value-type="string">
                <text:p>2.5 Adequação da linguagem à audiência</text:p>
              </table:table-cell>
              <table:table-cell office:value-type="string">
                <text:p>2.6 Veracidade dos dados</text:p>
              </table:table-cell>
              <table:table-cell office:value-type="string">
                <text:p>2.7 Exatidão, domínio e segurança na exposição dos conteúdos</text:p>
              </table:table-cell>
            </table:table-row>
          </table:table-header-rows>
          <table:table-rows>
            <table:table-row>
              <table:table-cell office:value-type="string">
                <text:p>Luca</text:p>
                <draw:g>
                  <svg:desc>'Form Responses 1'.B15:'Form Responses 1'.B15</svg:desc>
                </draw:g>
              </table:table-cell>
              <table:table-cell office:value-type="float" office:value="4">
                <text:p>4</text:p>
                <draw:g>
                  <svg:desc>'Form Responses 1'.C15:'Form Responses 1'.M1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dmilson Roque</text:p>
                <draw:g>
                  <svg:desc>'Form Responses 1'.B16:'Form Responses 1'.B16</svg:desc>
                </draw:g>
              </table:table-cell>
              <table:table-cell office:value-type="float" office:value="4">
                <text:p>4</text:p>
                <draw:g>
                  <svg:desc>'Form Responses 1'.C16:'Form Responses 1'.M1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a Claudia 2</text:p>
                <draw:g>
                  <svg:desc>'Form Responses 1'.B17:'Form Responses 1'.B17</svg:desc>
                </draw:g>
              </table:table-cell>
              <table:table-cell office:value-type="float" office:value="5">
                <text:p>5</text:p>
                <draw:g>
                  <svg:desc>'Form Responses 1'.C17:'Form Responses 1'.M1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chael 2</text:p>
                <draw:g>
                  <svg:desc>'Form Responses 1'.B18:'Form Responses 1'.B18</svg:desc>
                </draw:g>
              </table:table-cell>
              <table:table-cell office:value-type="float" office:value="5">
                <text:p>5</text:p>
                <draw:g>
                  <svg:desc>'Form Responses 1'.C18:'Form Responses 1'.M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afael</text:p>
                <draw:g>
                  <svg:desc>'Form Responses 1'.B19:'Form Responses 1'.B19</svg:desc>
                </draw:g>
              </table:table-cell>
              <table:table-cell office:value-type="float" office:value="4">
                <text:p>4</text:p>
                <draw:g>
                  <svg:desc>'Form Responses 1'.C19:'Form Responses 1'.M1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niel</text:p>
                <draw:g>
                  <svg:desc>'Form Responses 1'.B20:'Form Responses 1'.B20</svg:desc>
                </draw:g>
              </table:table-cell>
              <table:table-cell office:value-type="float" office:value="5">
                <text:p>5</text:p>
                <draw:g>
                  <svg:desc>'Form Responses 1'.C20:'Form Responses 1'.M2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lipe (2)</text:p>
                <draw:g>
                  <svg:desc>'Form Responses 1'.B21:'Form Responses 1'.B21</svg:desc>
                </draw:g>
              </table:table-cell>
              <table:table-cell office:value-type="float" office:value="5">
                <text:p>5</text:p>
                <draw:g>
                  <svg:desc>'Form Responses 1'.C21:'Form Responses 1'.M2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26.114cm" svg:height="20.69cm" xlink:href=".." xlink:type="simple" chart:class="chart:radar" chart:style-name="ch1">
        <chart:plot-area chart:style-name="ch2" table:cell-range-address="'Form Responses 1'.C29:'Form Responses 1'.M30" chart:data-source-has-labels="row" svg:x="0.522cm" svg:y="0.413cm" svg:width="25.07cm" svg:height="19.864cm">
          <chartooo:coordinate-region svg:x="9.639cm" svg:y="6.251cm" svg:width="8.412cm" svg:height="8.412cm"/>
          <chart:axis chart:dimension="x" chart:name="primary-x" chart:style-name="ch3" chartooo:axis-type="text">
            <chart:categories table:cell-range-address="'Form Responses 1'.C29:'Form Responses 1'.M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rm Responses 1'.C30:'Form Responses 1'.M30" chart:class="chart:rad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 Uso de linguagem adequada</text:p>
                <draw:g>
                  <svg:desc>'Form Responses 1'.C29:'Form Responses 1'.M29</svg:desc>
                </draw:g>
              </table:table-cell>
              <table:table-cell office:value-type="string">
                <text:p>1.2 Precisão na linguagem</text:p>
              </table:table-cell>
              <table:table-cell office:value-type="string">
                <text:p>1.3 Clareza na linguagem</text:p>
              </table:table-cell>
              <table:table-cell office:value-type="string">
                <text:p>1.4 Adequação à gramática normativa</text:p>
              </table:table-cell>
              <table:table-cell office:value-type="string">
                <text:p>2.1 Clareza e fluidez no discurso</text:p>
              </table:table-cell>
              <table:table-cell office:value-type="string">
                <text:p>2.2 Indicação de pontos centrais</text:p>
              </table:table-cell>
              <table:table-cell office:value-type="string">
                <text:p>2.3 Organização e planejamento do discurso</text:p>
              </table:table-cell>
              <table:table-cell office:value-type="string">
                <text:p>2.4 Controle do tempo na apresentação</text:p>
              </table:table-cell>
              <table:table-cell office:value-type="string">
                <text:p>2.5 Adequação da linguagem à audiência</text:p>
              </table:table-cell>
              <table:table-cell office:value-type="string">
                <text:p>2.6 Veracidade dos dados</text:p>
              </table:table-cell>
              <table:table-cell office:value-type="string">
                <text:p>2.7 Exatidão, domínio e segurança na exposição dos conteúdos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428571428571429">
                <text:p>0.428571428571429</text:p>
                <draw:g>
                  <svg:desc>'Form Responses 1'.C30:'Form Responses 1'.M30</svg:desc>
                </draw:g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375">
                <text:p>0.937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3.734cm" svg:height="21.881cm" xlink:href=".." xlink:type="simple" chart:class="chart:radar" chart:style-name="ch1">
        <chart:legend chart:legend-position="end" svg:x="28.712cm" svg:y="9.147cm" style:legend-expansion="high" chart:style-name="ch2"/>
        <chart:plot-area chart:style-name="ch3" table:cell-range-address="'Form Responses 1'.B5:'Form Responses 1'.M12" chart:data-source-has-labels="both" svg:x="1.044cm" svg:y="3.763cm" svg:width="25.638cm" svg:height="16.994cm">
          <chartooo:coordinate-region svg:x="9.992cm" svg:y="7.701cm" svg:width="9.34cm" svg:height="9.34cm"/>
          <chart:axis chart:dimension="x" chart:name="primary-x" chart:style-name="ch4" chartooo:axis-type="text">
            <chart:categories table:cell-range-address="'Form Responses 1'.C5:'Form Responses 1'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rm Responses 1'.C6:'Form Responses 1'.M6" chart:label-cell-address="'Form Responses 1'.B6:'Form Responses 1'.B6" chart:class="chart:radar">
            <chart:data-point chart:repeated="11"/>
          </chart:series>
          <chart:series chart:style-name="ch8" chart:values-cell-range-address="'Form Responses 1'.C7:'Form Responses 1'.M7" chart:label-cell-address="'Form Responses 1'.B7:'Form Responses 1'.B7" chart:class="chart:radar">
            <chart:data-point chart:repeated="11"/>
          </chart:series>
          <chart:series chart:style-name="ch9" chart:values-cell-range-address="'Form Responses 1'.C8:'Form Responses 1'.M8" chart:label-cell-address="'Form Responses 1'.B8:'Form Responses 1'.B8" chart:class="chart:radar">
            <chart:data-point chart:repeated="11"/>
          </chart:series>
          <chart:series chart:style-name="ch10" chart:values-cell-range-address="'Form Responses 1'.C9:'Form Responses 1'.M9" chart:label-cell-address="'Form Responses 1'.B9:'Form Responses 1'.B9" chart:class="chart:radar">
            <chart:data-point chart:repeated="11"/>
          </chart:series>
          <chart:series chart:style-name="ch11" chart:values-cell-range-address="'Form Responses 1'.C10:'Form Responses 1'.M10" chart:label-cell-address="'Form Responses 1'.B10:'Form Responses 1'.B10" chart:class="chart:radar">
            <chart:data-point chart:repeated="11"/>
          </chart:series>
          <chart:series chart:style-name="ch12" chart:values-cell-range-address="'Form Responses 1'.C11:'Form Responses 1'.M11" chart:label-cell-address="'Form Responses 1'.B11:'Form Responses 1'.B11" chart:class="chart:radar">
            <chart:data-point chart:repeated="11"/>
          </chart:series>
          <chart:series chart:style-name="ch13" chart:values-cell-range-address="'Form Responses 1'.C12:'Form Responses 1'.M12" chart:label-cell-address="'Form Responses 1'.B12:'Form Responses 1'.B12" chart:class="chart:rad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 Uso de linguagem adequada</text:p>
                <draw:g>
                  <svg:desc>'Form Responses 1'.C5:'Form Responses 1'.M5</svg:desc>
                </draw:g>
              </table:table-cell>
              <table:table-cell office:value-type="string">
                <text:p>1.2 Precisão na linguagem</text:p>
              </table:table-cell>
              <table:table-cell office:value-type="string">
                <text:p>1.3 Clareza na linguagem</text:p>
              </table:table-cell>
              <table:table-cell office:value-type="string">
                <text:p>1.4 Adequação à gramática normativa</text:p>
              </table:table-cell>
              <table:table-cell office:value-type="string">
                <text:p>2.1 Clareza e fluidez no discurso</text:p>
              </table:table-cell>
              <table:table-cell office:value-type="string">
                <text:p>2.2 Indicação de pontos centrais</text:p>
              </table:table-cell>
              <table:table-cell office:value-type="string">
                <text:p>2.3 Organização e planejamento do discurso</text:p>
              </table:table-cell>
              <table:table-cell office:value-type="string">
                <text:p>2.4 Controle do tempo na apresentação</text:p>
              </table:table-cell>
              <table:table-cell office:value-type="string">
                <text:p>2.5 Adequação da linguagem à audiência</text:p>
              </table:table-cell>
              <table:table-cell office:value-type="string">
                <text:p>2.6 Veracidade dos dados</text:p>
              </table:table-cell>
              <table:table-cell office:value-type="string">
                <text:p>2.7 Exatidão, domínio e segurança na exposição dos conteúdos</text:p>
              </table:table-cell>
            </table:table-row>
          </table:table-header-rows>
          <table:table-rows>
            <table:table-row>
              <table:table-cell office:value-type="string">
                <text:p>Edmilson Roque</text:p>
                <draw:g>
                  <svg:desc>'Form Responses 1'.B6:'Form Responses 1'.B6</svg:desc>
                </draw:g>
              </table:table-cell>
              <table:table-cell office:value-type="float" office:value="5">
                <text:p>5</text:p>
                <draw:g>
                  <svg:desc>'Form Responses 1'.C6:'Form Responses 1'.M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afael Ferreira Pereira </text:p>
                <draw:g>
                  <svg:desc>'Form Responses 1'.B7:'Form Responses 1'.B7</svg:desc>
                </draw:g>
              </table:table-cell>
              <table:table-cell office:value-type="float" office:value="4">
                <text:p>4</text:p>
                <draw:g>
                  <svg:desc>'Form Responses 1'.C7:'Form Responses 1'.M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niel</text:p>
                <draw:g>
                  <svg:desc>'Form Responses 1'.B8:'Form Responses 1'.B8</svg:desc>
                </draw:g>
              </table:table-cell>
              <table:table-cell office:value-type="float" office:value="4">
                <text:p>4</text:p>
                <draw:g>
                  <svg:desc>'Form Responses 1'.C8:'Form Responses 1'.M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a Claudia 1</text:p>
                <draw:g>
                  <svg:desc>'Form Responses 1'.B9:'Form Responses 1'.B9</svg:desc>
                </draw:g>
              </table:table-cell>
              <table:table-cell office:value-type="float" office:value="5">
                <text:p>5</text:p>
                <draw:g>
                  <svg:desc>'Form Responses 1'.C9:'Form Responses 1'.M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elipe  (1)</text:p>
                <draw:g>
                  <svg:desc>'Form Responses 1'.B10:'Form Responses 1'.B10</svg:desc>
                </draw:g>
              </table:table-cell>
              <table:table-cell office:value-type="float" office:value="4">
                <text:p>4</text:p>
                <draw:g>
                  <svg:desc>'Form Responses 1'.C10:'Form Responses 1'.M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chael 1</text:p>
                <draw:g>
                  <svg:desc>'Form Responses 1'.B11:'Form Responses 1'.B11</svg:desc>
                </draw:g>
              </table:table-cell>
              <table:table-cell office:value-type="float" office:value="5">
                <text:p>5</text:p>
                <draw:g>
                  <svg:desc>'Form Responses 1'.C11:'Form Responses 1'.M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ca</text:p>
                <draw:g>
                  <svg:desc>'Form Responses 1'.B12:'Form Responses 1'.B12</svg:desc>
                </draw:g>
              </table:table-cell>
              <table:table-cell office:value-type="float" office:value="4">
                <text:p>4</text:p>
                <draw:g>
                  <svg:desc>'Form Responses 1'.C12:'Form Responses 1'.M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